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0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9-521-13</text:p>
          </table:table-cell>
          <table:table-cell office:value-type="float" office:value="11.2">
            <text:p>11.200</text:p>
          </table:table-cell>
          <table:table-cell table:formula="of:=[.C3]*[.A3]" office:value-type="float" office:value="112">
            <text:p>112.000</text:p>
          </table:table-cell>
          <table:table-cell office:value-type="string">
            <text:p>Batteriholder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48-155-62</text:p>
          </table:table-cell>
          <table:table-cell office:value-type="float" office:value="0.97">
            <text:p>0.970</text:p>
          </table:table-cell>
          <table:table-cell table:formula="of:=[.C4]*[.A4]" office:value-type="float" office:value="9.7">
            <text:p>9.700</text:p>
          </table:table-cell>
          <table:table-cell office:value-type="string">
            <text:p>IC-sokl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3-219-24</text:p>
          </table:table-cell>
          <table:table-cell office:value-type="float" office:value="22.7">
            <text:p>22.700</text:p>
          </table:table-cell>
          <table:table-cell table:formula="of:=[.C5]*[.A5]" office:value-type="float" office:value="227">
            <text:p>227.000</text:p>
          </table:table-cell>
          <table:table-cell office:value-type="string">
            <text:p>ATTINY84V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4-702-06</text:p>
          </table:table-cell>
          <table:table-cell office:value-type="float" office:value="2.77">
            <text:p>2.770</text:p>
          </table:table-cell>
          <table:table-cell table:formula="of:=[.C6]*[.A6]" office:value-type="float" office:value="27.7">
            <text:p>27.700</text:p>
          </table:table-cell>
          <table:table-cell office:value-type="string">
            <text:p>Resonator 8 MHz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1-014-65</text:p>
          </table:table-cell>
          <table:table-cell office:value-type="float" office:value="0.169">
            <text:p>0.169</text:p>
          </table:table-cell>
          <table:table-cell table:formula="of:=[.C7]*[.A7]" office:value-type="float" office:value="1.69">
            <text:p>1.690</text:p>
          </table:table-cell>
          <table:table-cell office:value-type="string">
            <text:p>Transistor TO-92 PNP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7-040-09</text:p>
          </table:table-cell>
          <table:table-cell office:value-type="float" office:value="0.23">
            <text:p>0.230</text:p>
          </table:table-cell>
          <table:table-cell table:formula="of:=[.C8]*[.A8]" office:value-type="float" office:value="2.3">
            <text:p>2.300</text:p>
          </table:table-cell>
          <table:table-cell office:value-type="string">
            <text:p>El-kond, radial 100 µF 16 VD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5-716-73</text:p>
          </table:table-cell>
          <table:table-cell office:value-type="float" office:value="0.75">
            <text:p>0.750</text:p>
          </table:table-cell>
          <table:table-cell table:formula="of:=[.C9]*[.A9]" office:value-type="float" office:value="7.5">
            <text:p>7.500</text:p>
          </table:table-cell>
          <table:table-cell office:value-type="string">
            <text:p>Keramisk kondensator 100 nF 50 VD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5-725-31</text:p>
          </table:table-cell>
          <table:table-cell office:value-type="float" office:value="0.53">
            <text:p>0.530</text:p>
          </table:table-cell>
          <table:table-cell table:formula="of:=[.C10]*[.A10]" office:value-type="float" office:value="5.3">
            <text:p>5.300</text:p>
          </table:table-cell>
          <table:table-cell office:value-type="string">
            <text:p>Keramisk kondensator 10 nF 50 VDC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35-665-52</text:p>
          </table:table-cell>
          <table:table-cell office:value-type="float" office:value="1.87">
            <text:p>1.870</text:p>
          </table:table-cell>
          <table:table-cell table:formula="of:=[.C11]*[.A11]" office:value-type="float" office:value="18.7">
            <text:p>18.700</text:p>
          </table:table-cell>
          <table:table-cell office:value-type="string">
            <text:p>Printtaste FSM14J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60-722-84</text:p>
          </table:table-cell>
          <table:table-cell office:value-type="float" office:value="0.13">
            <text:p>0.130</text:p>
          </table:table-cell>
          <table:table-cell table:formula="of:=[.C12]*[.A12]" office:value-type="float" office:value="2.6">
            <text:p>2.600</text:p>
          </table:table-cell>
          <table:table-cell office:value-type="string">
            <text:p>Metalfilmsmodstand 1 kΩ 0.6 W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75-203-75</text:p>
          </table:table-cell>
          <table:table-cell office:value-type="float" office:value="0.83">
            <text:p>0.830</text:p>
          </table:table-cell>
          <table:table-cell table:formula="of:=[.C13]*[.A13]" office:value-type="float" office:value="16.6">
            <text:p>16.600</text:p>
          </table:table-cell>
          <table:table-cell office:value-type="string">
            <text:p>IR-LED 940 nm 5 mm (T1¾), IR 333A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75-225-43</text:p>
          </table:table-cell>
          <table:table-cell office:value-type="float" office:value="0.83">
            <text:p>0.830</text:p>
          </table:table-cell>
          <table:table-cell table:formula="of:=[.C14]*[.A14]" office:value-type="float" office:value="16.6">
            <text:p>16.600</text:p>
          </table:table-cell>
          <table:table-cell office:value-type="string">
            <text:p>IR-LED 940 nm 5 mm (T1¾), IR 333/H0/L1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71-300-55</text:p>
          </table:table-cell>
          <table:table-cell office:value-type="float" office:value="0.223">
            <text:p>0.223</text:p>
          </table:table-cell>
          <table:table-cell table:formula="of:=[.C15]*[.A15]" office:value-type="float" office:value="8.92">
            <text:p>8.920</text:p>
          </table:table-cell>
          <table:table-cell office:value-type="string">
            <text:p>Transistor TO-92 NPN 45 V 0.1 A, BC547A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75-006-06</text:p>
          </table:table-cell>
          <table:table-cell office:value-type="float" office:value="0.45">
            <text:p>0.450</text:p>
          </table:table-cell>
          <table:table-cell table:formula="of:=[.C16]*[.A16]" office:value-type="float" office:value="36">
            <text:p>36.000</text:p>
          </table:table-cell>
          <table:table-cell office:value-type="string">
            <text:p>LED Rød 3 mm (T1), 204-10 SURD/S530-A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60-707-67</text:p>
          </table:table-cell>
          <table:table-cell office:value-type="float" office:value="0.13">
            <text:p>0.130</text:p>
          </table:table-cell>
          <table:table-cell table:formula="of:=[.C17]*[.A17]" office:value-type="float" office:value="10.4">
            <text:p>10.400</text:p>
          </table:table-cell>
          <table:table-cell office:value-type="string">
            <text:p>Metalfilmsmodstand 47 Ω 0.6 W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table:formula="of:=SUM([.D3:.D17])" office:value-type="float" office:value="503.01">
            <text:p>503.01</text:p>
          </table:table-cell>
          <table:table-cell/>
        </table:table-row>
        <table:table-row table:style-name="ro1">
          <table:table-cell/>
          <table:table-cell office:value-type="string">
            <text:p>1st plus moms</text:p>
          </table:table-cell>
          <table:table-cell table:style-name="Default"/>
          <table:table-cell table:style-name="ce2" table:formula="of:=[.D19]/10*1.25" office:value-type="float" office:value="62.87625">
            <text:p>62.88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12/19/2012</text:date>, <text:time>19:4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tho Stultiens</meta:initial-creator>
    <meta:creation-date>2012-12-19T17:44:01</meta:creation-date>
    <dc:date>2012-12-19T19:40:30</dc:date>
    <dc:creator>Bertho Stultiens</dc:creator>
    <meta:editing-duration>PT1H41M19S</meta:editing-duration>
    <meta:editing-cycles>1</meta:editing-cycles>
    <meta:document-statistic meta:table-count="3" meta:cell-count="78" meta:object-count="0"/>
    <meta:generator>LibreOffice/3.4$Unix LibreOffice_project/340m1$Build-602</meta:generator>
  </office:meta>
</office:document-meta>
</file>